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C80000001FDAB290F0.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style>
    <style:style style:name="P3" style:family="paragraph" style:parent-style-name="Standard">
      <style:paragraph-properties fo:text-align="center" style:justify-single-word="false"/>
      <style:text-properties fo:font-size="12pt" style:font-size-asian="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6pt" style:font-size-asian="16pt" style:font-size-complex="16pt"/>
    </style:style>
    <style:style style:name="P6" style:family="paragraph" style:parent-style-name="Title">
      <style:paragraph-properties fo:text-align="start" style:justify-single-word="false"/>
      <style:text-properties fo:font-size="18pt" style:font-size-asian="18pt"/>
    </style:style>
    <style:style style:name="P7" style:family="paragraph" style:parent-style-name="Title">
      <style:text-properties fo:font-size="18pt" fo:font-weight="bold" style:font-size-asian="18pt" style:font-weight-asian="bold"/>
    </style:style>
    <style:style style:name="P8" style:family="paragraph" style:parent-style-name="Contents_20_1">
      <style:paragraph-properties>
        <style:tab-stops>
          <style:tab-stop style:position="6in" style:type="right" style:leader-style="dotted" style:leader-text="."/>
        </style:tab-stops>
      </style:paragraph-properties>
    </style:style>
    <style:style style:name="P9" style:family="paragraph" style:parent-style-name="Standard">
      <style:text-properties fo:font-size="12pt" style:font-size-asian="12pt"/>
    </style:style>
    <style:style style:name="P10" style:family="paragraph" style:parent-style-name="Standard">
      <style:paragraph-properties fo:text-align="center" style:justify-single-word="false"/>
      <style:text-properties fo:font-size="12pt" style:font-size-asian="12pt"/>
    </style:style>
    <style:style style:name="P11" style:family="paragraph" style:parent-style-name="Standard">
      <style:text-properties fo:font-size="12pt" style:font-size-asian="12pt" style:font-size-complex="12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fo:font-size="18pt" fo:font-weight="bold" style:font-size-asian="18pt" style:font-weight-asian="bold" style:font-size-complex="18pt"/>
    </style:style>
    <style:style style:name="P14" style:family="paragraph" style:parent-style-name="Standard" style:master-page-name="Converted2">
      <style:paragraph-properties style:page-number="auto"/>
    </style:style>
    <style:style style:name="P15" style:family="paragraph" style:parent-style-name="Standard" style:master-page-name="Converted14">
      <style:paragraph-properties style:page-number="auto"/>
      <style:text-properties fo:font-size="12pt" style:font-size-asian="12pt"/>
    </style:style>
    <style:style style:name="P16" style:family="paragraph" style:parent-style-name="Text_20_body">
      <style:text-properties fo:font-style="italic" style:font-style-asian="italic"/>
    </style:style>
    <style:style style:name="P17" style:family="paragraph" style:parent-style-name="Header">
      <style:text-properties fo:font-style="italic" style:font-style-asian="italic"/>
    </style:style>
    <style:style style:name="P18" style:family="paragraph" style:parent-style-name="Title" style:master-page-name="Standard">
      <style:paragraph-properties style:page-number="auto"/>
      <style:text-properties fo:font-size="18pt" fo:font-weight="bold" style:font-size-asian="18pt" style:font-weight-asian="bold"/>
    </style:style>
    <style:style style:name="P19" style:family="paragraph" style:parent-style-name="Title">
      <style:text-properties fo:font-size="18pt" fo:font-weight="bold" style:font-size-asian="18pt" style:font-weight-asian="bold"/>
    </style:style>
    <style:style style:name="P20" style:family="paragraph" style:parent-style-name="Title">
      <style:text-properties fo:font-size="12pt" fo:font-weight="bold" style:font-size-asian="12pt" style:font-weight-asian="bold"/>
    </style:style>
    <style:style style:name="P21" style:family="paragraph" style:parent-style-name="Title">
      <style:text-properties fo:font-size="20pt" fo:font-weight="bold" style:font-size-asian="20pt" style:font-weight-asian="bold" style:font-size-complex="20pt"/>
    </style:style>
    <style:style style:name="P22" style:family="paragraph" style:parent-style-name="Heading_20_1" style:list-style-name="">
      <style:paragraph-properties fo:text-align="center" style:justify-single-word="false"/>
    </style:style>
    <style:style style:name="P23" style:family="paragraph" style:parent-style-name="Heading_20_1" style:master-page-name="Converted6">
      <style:paragraph-properties style:page-number="auto"/>
    </style:style>
    <style:style style:name="P24" style:family="paragraph" style:parent-style-name="Heading_20_1" style:master-page-name="Converted10">
      <style:paragraph-properties style:page-number="auto"/>
    </style:style>
    <style:style style:name="P25" style:family="paragraph" style:parent-style-name="Heading_20_1" style:master-page-name="Converted12">
      <style:paragraph-properties style:page-number="auto"/>
    </style:style>
    <style:style style:name="P26" style:family="paragraph" style:parent-style-name="Footer">
      <style:text-properties fo:font-size="8pt" style:font-size-asian="8pt"/>
    </style:style>
    <style:style style:name="P27" style:family="paragraph" style:parent-style-name="Footer">
      <style:paragraph-properties>
        <style:tab-stops>
          <style:tab-stop style:position="3in" style:type="center"/>
          <style:tab-stop style:position="9in" style:type="right"/>
        </style:tab-stops>
      </style:paragraph-properties>
      <style:text-properties fo:font-size="8pt" style:font-size-asian="8pt"/>
    </style:style>
    <style:style style:name="P28" style:family="paragraph" style:parent-style-name="Footer">
      <style:paragraph-properties>
        <style:tab-stops>
          <style:tab-stop style:position="3in" style:type="center"/>
          <style:tab-stop style:position="9in" style:type="right"/>
        </style:tab-stops>
      </style:paragraph-properties>
      <style:text-properties fo:font-size="14pt" fo:font-weight="bold" style:font-size-asian="14pt" style:font-weight-asian="bold" style:font-size-complex="14pt"/>
    </style:style>
    <style:style style:name="P29" style:family="paragraph" style:parent-style-name="Heading_20_4" style:list-style-name=""/>
    <style:style style:name="P30" style:family="paragraph" style:parent-style-name="Heading_20_4" style:list-style-name="">
      <style:text-properties fo:font-size="16pt" style:font-size-asian="16pt" style:font-size-complex="16pt"/>
    </style:style>
    <style:style style:name="P31" style:family="paragraph">
      <style:paragraph-properties fo:text-align="center"/>
      <style:text-properties fo:font-size="18pt"/>
    </style:style>
    <style:style style:name="T1" style:family="text">
      <style:text-properties fo:font-size="12pt" style:font-size-asian="12pt"/>
    </style:style>
    <style:style style:name="T2" style:family="text">
      <style:text-properties style:text-position="super 58%"/>
    </style:style>
    <style:style style:name="fr1"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8" draw:style-name="gr1" draw:text-style-name="P31" svg:width="2.0831in" svg:height="0.3224in" svg:x="0in" svg:y="0in">
        <draw:image xlink:href="Pictures/10000000000000C80000001FDAB290F0.jpg" xlink:type="simple" xlink:show="embed" xlink:actuate="onLoad">
          <text:p/>
        </draw:image>
      </draw:frame>
      <text:p text:style-name="P18"><draw:frame draw:style-name="fr1" draw:name="graphics1" text:anchor-type="char" svg:x="2.0083in" svg:y="0.2in" svg:width="2.0835in" svg:height="0.3228in" draw:z-index="1"><draw:image xlink:href="Pictures/10000000000000C80000001FDAB290F0.jpg" xlink:type="simple" xlink:show="embed" xlink:actuate="onLoad"/><draw:contour-polygon svg:width="198px" svg:height="29px" svg:viewBox="0 0 198 29" draw:points="1,1 1,2 1,3 1,4 1,5 1,6 1,7 1,8 1,9 1,10 1,11 1,12 1,13 1,14 1,15 1,16 1,17 1,18 1,19 1,20 1,21 1,22 1,23 1,24 1,25 1,26 78,27 78,28 78,29 197,29 197,28 198,27 198,26 198,25 198,24 198,23 198,22 198,21 198,20 198,19 198,18 198,17 198,16 198,15 198,14 198,13 198,12 198,11 192,10 139,9 196,8 197,7 197,6 197,5 197,4 197,3 197,2 197,1" draw:recreate-on-edit="true"/></draw:frame></text:p>
      <text:p text:style-name="P7"/>
      <text:p text:style-name="P7">Boston University</text:p>
      <text:p text:style-name="P7">Electrical &amp; Computer Engineering</text:p>
      <text:p text:style-name="P20">EC463 Capstone Senior Design Project</text:p>
      <text:p text:style-name="P7"/>
      <text:p text:style-name="P21">Problem Definition and Requirements Review</text:p>
      <text:p text:style-name="P6"/>
      <text:p text:style-name="Subtitle">Your Project Title</text:p>
      <text:p text:style-name="P1"/>
      <text:p text:style-name="Standard"/>
      <text:p text:style-name="P3">Submitted to</text:p>
      <text:p text:style-name="P3"/>
      <text:p text:style-name="P3">Nima</text:p>
      <text:p text:style-name="P3">Address 1</text:p>
      <text:p text:style-name="P3">Address 2</text:p>
      <text:p text:style-name="P3">Phone</text:p>
      <text:p text:style-name="P3">e-mail</text:p>
      <text:p text:style-name="P3"/>
      <text:p text:style-name="P3"/>
      <text:p text:style-name="P3">by</text:p>
      <text:p text:style-name="P3"/>
      <text:p text:style-name="P3">Team 14</text:p>
      <text:p text:style-name="P3">Team Name</text:p>
      <text:p text:style-name="P3"/>
      <text:p text:style-name="P3">Team Members</text:p>
      <text:p text:style-name="P3"/>
      <text:p text:style-name="P1"><text:span text:style-name="T1">Name 1 </text:span><text:a xlink:type="simple" xlink:href="mailto:email1@bu.edu">email1@bu.edu</text:a><text:span text:style-name="T1"> </text:span></text:p>
      <text:p text:style-name="P1"><text:span text:style-name="T1">Name 2 </text:span><text:a xlink:type="simple" xlink:href="mailto:email1@bu.edu">email2@bu.edu</text:a><text:span text:style-name="T1"> </text:span></text:p>
      <text:p text:style-name="P1"><text:span text:style-name="T1">Name 3 </text:span><text:a xlink:type="simple" xlink:href="mailto:email1@bu.edu">email3@bu.edu</text:a><text:span text:style-name="T1"> </text:span></text:p>
      <text:p text:style-name="P1"><text:span text:style-name="T1">Name 4 </text:span><text:a xlink:type="simple" xlink:href="mailto:email1@bu.edu">email4@bu.edu</text:a><text:span text:style-name="T1"> </text:span></text:p>
      <text:p text:style-name="P1"><text:span text:style-name="T1">Name 5 </text:span><text:a xlink:type="simple" xlink:href="mailto:email5@bu.edu">email5@bu.edu</text:a></text:p>
      <text:p text:style-name="P3"/>
      <text:p text:style-name="P3"/>
      <text:p text:style-name="P3"/>
      <text:p text:style-name="P3"/>
      <text:p text:style-name="P3">Submitted: TBD</text:p>
      <text:p text:style-name="P3"/>
      <text:p text:style-name="P3"/>
      <text:p text:style-name="P3"/>
      <text:p text:style-name="P28">Customer Sign-Off _______________________________________</text:p>
      <text:p text:style-name="P14"><text:bookmark-start text:name="_Toc432866084"/><text:bookmark-start text:name="_Toc432866199"/></text:p>
      <text:h text:style-name="P30" text:outline-level="4">Your Project Title</text:h>
      <text:p text:style-name="P5"/>
      <text:h text:style-name="P29" text:outline-level="4">Table of Contents<text:bookmark-end text:name="_Toc432866084"/><text:bookmark-end text:name="_Toc432866199"/></text:h>
      <text:p text:style-name="Standard"/>
      <text:p text:style-name="Standard"/>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er"/>
          </text:index-source-styles>
          <text:index-source-styles text:outline-level="2">
            <text:index-source-style text:style-name="Heading_20_1"/>
          </text:index-source-styles>
        </text:table-of-content-source>
        <text:index-body>
          <text:p text:style-name="P8">Use this template in MS Word to create your Problem Definition and Requirements Review report. <text:s/>Replace generic information fields (e.g., Your Customer), cut instructions and examples (figures, budget). <text:s/>Cut and paste attachments. <text:s/>Finally remove this header and refresh table of contents. <text:s/>Save as a regular Word document. <text:s/>REMOVE THIS.<text:tab/>1</text:p>
          <text:p text:style-name="P8">EC463 2012 <text:s/>PDRR Report <text:s/>2<text:tab/>2</text:p>
          <text:p text:style-name="P8">Project Summary<text:tab/>2</text:p>
          <text:p text:style-name="P8">1Need for this Project<text:tab/>3</text:p>
          <text:p text:style-name="P8">EC463 2012 <text:s/>PDRR Report <text:s/>3<text:tab/>3</text:p>
          <text:p text:style-name="P8">2Objective and Deliverables<text:tab/>4</text:p>
          <text:p text:style-name="P8">EC463 2012 <text:s/>PDRR Report <text:s/>4<text:tab/>4</text:p>
          <text:p text:style-name="P8">3Visualization<text:tab/>5</text:p>
          <text:p text:style-name="P8">EC463 2012 <text:s/>PDRR Report <text:s/>5<text:tab/>5</text:p>
          <text:p text:style-name="P8">4Competing Technologies<text:tab/>6</text:p>
          <text:p text:style-name="P8">EC463 2012 <text:s/>PDRR Report <text:s/>6<text:tab/>6</text:p>
          <text:p text:style-name="P8">5Engineering Requirements<text:tab/>7</text:p>
          <text:p text:style-name="P8">EC463 2012 <text:s/>PDRR Report <text:s/>7<text:tab/>7</text:p>
          <text:p text:style-name="P8">EC463 2012 <text:s/>PDRR Report <text:s/>8<text:tab/>8</text:p>
          <text:p text:style-name="P8">6Appendix A References. <text:tab/>8</text:p>
        </text:index-body>
      </text:table-of-content>
      <text:h text:style-name="P22" text:outline-level="1"><text:bookmark-start text:name="_Toc335310253"/>Project Summary<text:bookmark-end text:name="_Toc335310253"/></text:h>
      <text:p text:style-name="Text_20_body">The classic people mover, bicycles are becoming more popular in the United States. <text:s/>The classic bike has no heavy diagnostics or on-board computer leaving the rider left out of the 21<text:span text:style-name="T2">st</text:span> century. As people move back into the saddle the “Bikeputer” will bridge that gap. The system integrates a touch screen display for viewing maps, <text:s/>bicycle diagnostics and statistics as well as user data such as heart rate monitoring. Instead of wiring the bike with twelve different components and sensors for speed, distance, a seperate heart rate monitoring device, lights with different intefaces for each, the “Bikeputer” controls all of the equipment in a safe, clean and unobtrusive way. The requirments to be met include all of the above functions as well as the ability to dump the user's statistics onto a flash drive, have a clean footprint (through solar power or mechanical generation) and a detachable mounting device.</text:p>
      <text:p text:style-name="Text_20_body"/>
      <text:p text:style-name="Standard"/>
      <text:h text:style-name="Heading_20_1" text:outline-level="1">N<text:bookmark-start text:name="_Toc335310254"/>eed for this Project<text:bookmark-end text:name="_Toc335310254"/></text:h>
      <text:p text:style-name="P2"/>
      <text:p text:style-name="P2">Bicycle use is Boston has rised 122% in Boston from 2007 to 2009.(SOURCE) This trend continues in 2012 as rising fuel costs push people into the bike lanes. Comparing a bike's ammenities to a car's is a slim comparison. With car's now integrating tablet-like computers with integrated maps and user feedback the bike falls short providing needed information in today's world. <text:s/>The clear way to fill this gap is not with a cell phone that a biker pulls from their pocket at every stop light, but an onboard system that replaces the need for a handheld device providing a more enhanced user experience as well as safety.</text:p>
      <text:p text:style-name="P2"/>
      <text:p text:style-name="P2"><text:soft-page-break/>The businessman riding down the Esplanade, the mom out for a ride with her two kids on a weekend through downtown, the speed cyclist trying to escape the inner city for a longer ride, all of these individuals will benefit from this on-board device. </text:p>
      <text:p text:style-name="P2"/>
      <text:p text:style-name="P2">The keys to an on-board device are the following: the ability to view a map and scroll through from one corner to the other. Viewing simultaneously the current speed, distance traveled, time elapsed, heart rate and trip details in an enjoyable user interface. All of this should be done in an unobtrusive way so that the user only focuses on the road ahead and the map in front, not the wires, battery casing, or power mechanisms.</text:p>
      <text:p text:style-name="P2"/>
      <text:p text:style-name="P2">The ability to provide more useful, up-to-date information for riders improves the overall bike experience, the percentage of riding time compared to stopped time and safety. Many drivers get annoyed with bikers who cut corners or bike on the opposite <text:s/>side of the road in which they are intended. By providing a map with bike paths a biker can navigate traffic with more confidence in their anticipated route and current surroundings.</text:p>
      <text:p text:style-name="P2"/>
      <text:p text:style-name="P2">-------------------------------------</text:p>
      <text:p text:style-name="P2">Discuss the reasons for pursuing this project – who needs it? <text:s/>Why is it needed? <text:s text:c="2"/>Take the viewpoint of the customer, the user, the public, or that of the wider society. <text:s/>What motivates this long effort to produce a particular project solution? <text:s text:c="2"/></text:p>
      <text:p text:style-name="P12">&lt;1 page</text:p>
      <text:p text:style-name="P12">----------------------------------</text:p>
      <text:h text:style-name="P23" text:outline-level="1">O<text:bookmark-start text:name="_Toc335310255"/>bjective and Deliverables<text:bookmark-end text:name="_Toc335310255"/></text:h>
      <text:p text:style-name="Standard"/>
      <text:p text:style-name="P4">Objectives for this project include power longevity supplemented by environmental resources or human creation, real-time bike statistics and user diagnostics, an LCD display to view maps of the user's area, onboard memory management to store previous trip data which is then dumpable onto an external USB drive and a unique, ergonomic casing easily detachable <text:s/>from the bicycle.</text:p>
      <text:p text:style-name="P4"/>
      <text:p text:style-name="P4">The sustainable power must be accomplished using a two battery system. One battery will be used as a standby, “worst case” battery, which will be implemented when the main battery is either disconnected from the module or fully drained. The standby battery will preserve internal memory including past trip data and map storage as well as date and time settings. This battery is not intended to power the display. The main battery should be charged via a solar panel or a turbine generator for when the user is pedaling. Because the user will either not be able to generate enough power or keep a solar panel in full sunlight during charging the primary battery should be wall-chargable from drained to full in less than ten hours.</text:p>
      <text:p text:style-name="P4"/>
      <text:p text:style-name="P4">The bike measurements required are a basic odometer to display distance traveled, a stopwatch with current date and time display, speedometer and heart rate monitor. All of these functions are currently found in most small, simple bike systems, however heart rate monitoring is usually accomplished via a separate heart rate belt. All of these statistics should be running simultaneously, meaning if the user switches to a map for three seconds and then switches to time traveled, the time traveled includes the past three seconds. Also all statistics need to be viewable on an LCD display as well as logged into onboard memory. <text:s/>The user interface will accept a USB drive and dump up to twenty hours of recently recorded data preceding the option to erase the stored memory. </text:p>
      <text:p text:style-name="P4"/>
      <text:p text:style-name="P4">Finally the system must be detachable from the bike to ensure security. The casing must be designed in an efficient way to allow the user portability without the hassle of unplugging numerous wires from the console. A custom made port is anticipated to accommodate the different wiring needs.</text:p>
      <text:p text:style-name="P4"/>
      <text:p text:style-name="P4">Delivarables for the project include a demo graphical user interface with map screens and bicycle diagnostic screens, a power management system utilizing solar or turbine power, heart rate system that is interfaced with a computer/beaglebone/devkit, and an integrated system on a custom PCB.</text:p>
      <text:p text:style-name="P4"/>
      <text:p text:style-name="P4"/>
      <text:p text:style-name="Standard"/>
      <text:p text:style-name="Standard"/>
      <text:p text:style-name="Standard"/>
      <text:h text:style-name="Heading_20_1" text:outline-level="1"><text:bookmark-start text:name="_Toc335310256"/>Visualization<text:bookmark-end text:name="_Toc335310256"/></text:h>
      <text:p text:style-name="Text_20_body"/>
      <text:p text:style-name="Text_20_body">This short section should help the reader see the relationships among project functions and possibly the physical or interface requirements defining the project. <text:s/>The visualization could take many forms. <text:s/>Choose the one or two that best convey the problem’s structure. <text:s/>Focus here on conveying the required form of the project, rather than presenting a preliminary design.</text:p>
      <text:p text:style-name="Text_20_body"><text:soft-page-break/>. <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Figure 1.1<text:tab/>Here is how every figure should be developed.. <text:s/>Every picture and table should be numbered. <text:s/>Every picture should have a caption that explains the figure and allows the reader to skim the pictures. <text:s/>For ease of storage and email, please compress raw .bmp <text:s/>images, and reduce color palette if possible. <text:s/>Edit figures for legibility and relevance. <text:s/>Avoid ‘eye-candy’ figures and photos that fill space, but add little information for the user.</text:p>
      <text:p text:style-name="Text_20_body"/>
      <text:p text:style-name="Text_20_body"/>
      <text:p text:style-name="P12">1-2 pages</text:p>
      <text:p text:style-name="Text_20_body"/>
      <text:h text:style-name="P24" text:outline-level="1"><text:bookmark-start text:name="_Toc335310257"/>Competing Technologies<text:bookmark-end text:name="_Toc335310257"/></text:h>
      <text:p text:style-name="Standard"/>
      <text:p text:style-name="Standard">Describe the more significant competing technologies that you have studied. <text:s/>Don’t bother to argue what is better about your ideas. <text:s/>The point here is to extract insight about your requirements. <text:s/>What did these competing projects have as requirements? <text:s/>Are you incorporating these in your requirements?</text:p>
      <text:p text:style-name="Standard"/>
      <text:p text:style-name="Standard">Competing technologies might be products that solve the same problem as your project. <text:s/>Or they might be similar technologies to your project, or similar to a significant part of your project.</text:p>
      <text:p text:style-name="Standard"/>
      <text:p text:style-name="Standard">Patents, IEEE/ISO/ASME standards might also be listed as “competing” technologies, in that they state formal requirements relevant to your work.</text:p>
      <text:p text:style-name="Standard"/>
      <text:p text:style-name="Standard">These documents, web sites, patents, etc. should be listed in the References.</text:p>
      <text:p text:style-name="Date"/>
      <text:h text:style-name="P25" text:outline-level="1"><text:bookmark-start text:name="_Toc335310258"/>Engineering Requirements<text:bookmark-end text:name="_Toc335310258"/></text:h>
      <text:p text:style-name="P2"/>
      <text:p text:style-name="P2">This is the low level work. </text:p>
      <text:p text:style-name="P2"><text:s/></text:p>
      <text:p text:style-name="P2">Each requirement should meet the criteria for good requirements (abstract, verifiable, unambiguous, and traceable). <text:s text:c="2"/>You can present these in any format. <text:s/>See the examples in Ford and Coulston (if you have a copy)..</text:p>
      <text:p text:style-name="P2"/>
      <text:p text:style-name="P2">Each specific requirement should be numbered.</text:p>
      <text:p text:style-name="P2"/>
      <text:p text:style-name="P15"/>
      <text:h text:style-name="Heading_20_1" text:outline-level="1"><text:bookmark-start text:name="_Toc335310259"/>Appendix A<text:tab/>References.<text:bookmark-end text:name="_Toc335310259"/> </text:h>
      <text:p text:style-name="P2"/>
      <text:p text:style-name="P2"/>
      <text:p text:style-name="P2">List, in appropriate bibliographic form, those standards, patents, articles, etc. used in this documen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text-properties fo:font-size="12pt" style:font-size-asian="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ext-properties style:font-name="Arial1" fo:font-size="14pt" fo:font-weight="bold" style:letter-kerning="true" style:font-size-asian="14pt" style:font-weight-asian="bold"/>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Arial1" fo:font-size="12pt" fo:font-style="italic" fo:font-weight="bold" style:font-size-asian="12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Arial1" fo:font-size="13pt" fo:font-weight="bold" style:font-size-asian="13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class="text">
      <style:paragraph-properties fo:text-align="center" style:justify-single-word="false" fo:keep-with-next="always"/>
      <style:text-properties fo:font-size="14pt" fo:font-weight="bold" style:font-size-asian="14pt" style:font-weight-asian="bold"/>
    </style:style>
    <style:style style:name="Heading_20_5" style:display-name="Heading 5" style:family="paragraph" style:parent-style-name="Standard" style:next-style-name="Text_20_body"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Text_20_body" style:default-outline-level="8"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class="text">
      <style:paragraph-properties fo:margin-top="0.1665in" fo:margin-bottom="0.0417in"/>
      <style:text-properties style:font-name="Arial1" fo:font-size="11pt" style:font-size-asian="11pt" style:font-name-complex="Arial2" style:font-size-complex="11pt"/>
    </style:style>
    <style:style style:name="Title" style:family="paragraph" style:parent-style-name="Standard" style:next-style-name="Subtitle" style:default-outline-level="" style:class="chapter">
      <style:paragraph-properties fo:text-align="center" style:justify-single-word="false"/>
      <style:text-properties fo:font-size="24pt" fo:font-weight="bold" style:font-size-asian="24pt" style:font-weight-asian="bold" style:font-size-complex="18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style:font-name="Arial1" fo:font-size="18pt" fo:font-style="italic" fo:font-weight="bold" style:font-size-asian="18pt" style:font-style-asian="italic" style:font-weight-asian="bold" style:font-size-complex="14pt" style:font-style-complex="italic"/>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Standard" style:default-outline-level=""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39in" fo:margin-right="0in" fo:margin-top="0in" fo:margin-bottom="0in" fo:line-height="150%" fo:text-indent="0in" style:auto-text-indent="false">
        <style:tab-stops>
          <style:tab-stop style:position="0.5555in"/>
          <style:tab-stop style:position="5.9929in" style:type="right" style:leader-style="dotted" style:leader-text="."/>
        </style:tab-stops>
      </style:paragraph-properties>
    </style:style>
    <style:style style:name="Date" style:family="paragraph" style:parent-style-name="Standard" style:default-outline-level=""/>
    <style:style style:name="Block_20_Text" style:display-name="Block Text" style:family="paragraph" style:parent-style-name="Standard" style:default-outline-level="">
      <style:paragraph-properties fo:margin="100%" fo:margin-left="0.5in" fo:margin-right="0.5626in" fo:margin-top="0in" fo:margin-bottom="0in" fo:text-indent="0in" style:auto-text-indent="false"/>
      <style:text-properties fo:font-size="12pt" fo:font-style="italic" style:font-size-asian="12pt" style:font-style-asian="italic"/>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style:font-name="Arial1" fo:font-size="12pt" fo:language="en" fo:country="US" fo:font-style="italic" fo:font-weight="bold" style:font-size-asian="12pt" style:language-asian="en" style:country-asian="US" style:font-style-asian="italic" style:font-weight-asian="bold" style:language-complex="ar" style:country-complex="SA"/>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style>
    <style:style style:name="MP2" style:family="paragraph" style:parent-style-name="Footer">
      <style:paragraph-properties>
        <style:tab-stops>
          <style:tab-stop style:position="3in" style:type="center"/>
          <style:tab-stop style:position="9in" style:type="right"/>
        </style:tab-stops>
      </style:paragraph-properties>
      <style:text-properties fo:font-size="8pt" style:font-size-asian="8pt"/>
    </style:style>
    <style:style style:name="MP3" style:family="paragraph" style:parent-style-name="Footer">
      <style:text-properties fo:font-size="8pt" style:font-size-asian="8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5in" fo:margin-bottom="0.4402in" fo:margin-left="1.25in" fo:margin-right="1.25in" style:writing-mode="lr-tb" style:layout-grid-color="#c0c0c0" style:layout-grid-lines="2555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598in" fo:margin-left="0in" fo:margin-right="0in" fo:margin-top="0.5201in" style:dynamic-spacing="true"/>
      </style:footer-style>
    </style:page-layout>
    <style:page-layout style:name="Mpm4">
      <style:page-layout-properties fo:page-width="8.5in" fo:page-height="11in" style:num-format="1" style:print-orientation="portrait" fo:margin-top="0.5in" fo:margin-bottom="0.5598in" fo:margin-left="1.25in" fo:margin-right="1.25in" style:writing-mode="lr-tb" style:layout-grid-color="#c0c0c0" style:layout-grid-lines="2555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5">
      <style:page-layout-properties fo:page-width="8.5in" fo:page-height="11in" style:num-format="1" style:print-orientation="portrait" fo:margin-top="0.5in" fo:margin-bottom="0.4402in" fo:margin-left="1.25in" fo:margin-right="1.25in" style:writing-mode="lr-tb" style:layout-grid-color="#c0c0c0" style:layout-grid-lines="2555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3098in" fo:margin-left="0in" fo:margin-right="0in" fo:margin-top="0.2701in" style:dynamic-spacing="true"/>
      </style:footer-style>
    </style:page-layout>
    <style:page-layout style:name="Mpm6">
      <style:page-layout-properties fo:page-width="8.5in" fo:page-height="11in" style:num-format="1" style:print-orientation="portrait" fo:margin-top="0.5in" fo:margin-bottom="0.3098in" fo:margin-left="1.25in" fo:margin-right="1.25in" style:writing-mode="lr-tb" style:layout-grid-color="#c0c0c0" style:layout-grid-lines="2555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307in" fo:margin-left="0in" fo:margin-right="0in" fo:margin-top="0.0909in" style:dynamic-spacing="true"/>
      </style:footer-style>
    </style:page-layout>
  </office:automatic-styles>
  <office:master-styles>
    <style:master-page style:name="Standard" style:page-layout-name="Mpm1">
      <style:header>
        <text:p text:style-name="MP1">Use this template in MS Word to create your Problem Definition and Requirements Review report. <text:s/>Replace generic information fields (e.g., Your Customer), cut instructions and examples (figures, budget). <text:s/>Cut and paste attachments. <text:s/>Finally remove this header and refresh table of contents. <text:s/>Save as a regular Word document. <text:s/>REMOVE THIS.</text:p>
      </style:header>
      <style:footer>
        <text:p text:style-name="Footer"/>
      </style:footer>
      <style:footer-left>
        <text:p text:style-name="Footer"/>
      </style:footer-left>
    </style:master-page>
    <style:master-page style:name="First_20_Page" style:display-name="First Page" style:page-layout-name="Mpm2" style:next-style-name="Standard">
      <style:footer>
        <text:p text:style-name="MP2">Team X <text:s/>YourTeamName<text:tab/><text:tab/>April 29, 2008</text:p>
      </style:footer>
    </style:master-page>
    <style:master-page style:name="Converted1" style:page-layout-name="Mpm3">
      <style:header>
        <text:p text:style-name="Header">Technical Progress Report<text:tab/><text:tab/>page <text:page-number text:select-page="current"/></text:p>
      </style:header>
      <style:footer>
        <text:p text:style-name="MP3">Team X <text:s/>YourTeamName<text:tab/><text:tab/>April 29, <text:s/>2008</text:p>
        <text:p text:style-name="MP3"><text:tab/></text:p>
      </style:footer>
    </style:master-page>
    <style:master-page style:name="Converted2" style:page-layout-name="Mpm4">
      <style:header>
        <text:p text:style-name="Header">EC463 2012 <text:s/>PDRR Report<text:tab/><text:tab/><text:page-number text:select-page="current">3</text:page-number></text:p>
      </style:header>
      <style:footer>
        <text:p text:style-name="MP2">Team X <text:s/>YourTeamName<text:tab/><text:tab/>April 29, 2008</text:p>
      </style:footer>
    </style:master-page>
    <style:master-page style:name="Converted3" style:page-layout-name="Mpm5">
      <style:header>
        <text:p text:style-name="Header">Technical Progress Report<text:tab/><text:tab/>page <text:page-number text:select-page="current"/></text:p>
      </style:header>
      <style:footer>
        <text:p text:style-name="MP3">Team X <text:s/>YourTeamName<text:tab/><text:tab/>April 29, <text:s/>2008</text:p>
        <text:p text:style-name="MP3"><text:tab/></text:p>
      </style:footer>
    </style:master-page>
    <style:master-page style:name="Converted4" style:page-layout-name="Mpm6">
      <style:header>
        <text:p text:style-name="Header">EC463 2012 <text:s/>PDRR Report<text:tab/><text:tab/><text:page-number text:select-page="current"/></text:p>
      </style:header>
      <style:footer>
        <text:p text:style-name="MP2">Team X <text:s/>YourTeamName<text:tab/><text:tab/>April 29, 2008</text:p>
      </style:footer>
    </style:master-page>
    <style:master-page style:name="Converted5" style:page-layout-name="Mpm5">
      <style:header>
        <text:p text:style-name="Header">Technical Progress Report<text:tab/><text:tab/>page <text:page-number text:select-page="current"/></text:p>
      </style:header>
      <style:footer>
        <text:p text:style-name="MP3">Team X <text:s/>YourTeamName<text:tab/><text:tab/>April 29, <text:s/>2008</text:p>
        <text:p text:style-name="MP3"><text:tab/></text:p>
      </style:footer>
    </style:master-page>
    <style:master-page style:name="Converted6" style:page-layout-name="Mpm6">
      <style:header>
        <text:p text:style-name="Header">EC463 2012 <text:s/>PDRR Report<text:tab/><text:tab/><text:page-number text:select-page="current">5</text:page-number></text:p>
      </style:header>
      <style:footer>
        <text:p text:style-name="MP2">Team X <text:s/>YourTeamName<text:tab/><text:tab/>April 29, 2008</text:p>
      </style:footer>
    </style:master-page>
    <style:master-page style:name="Converted7" style:page-layout-name="Mpm5">
      <style:header>
        <text:p text:style-name="Header">Technical Progress Report<text:tab/><text:tab/>page <text:page-number text:select-page="current"/></text:p>
      </style:header>
      <style:footer>
        <text:p text:style-name="MP3">Team X <text:s/>YourTeamName<text:tab/><text:tab/>April 29, <text:s/>2008</text:p>
        <text:p text:style-name="MP3"><text:tab/></text:p>
      </style:footer>
    </style:master-page>
    <style:master-page style:name="Converted8" style:page-layout-name="Mpm6">
      <style:header>
        <text:p text:style-name="Header">EC463 2012 <text:s/>PDRR Report<text:tab/><text:tab/><text:page-number text:select-page="current"/></text:p>
      </style:header>
      <style:footer>
        <text:p text:style-name="MP2">Team X <text:s/>YourTeamName<text:tab/><text:tab/>April 29, 2008</text:p>
      </style:footer>
    </style:master-page>
    <style:master-page style:name="Converted9" style:page-layout-name="Mpm3">
      <style:header>
        <text:p text:style-name="Header">Technical Progress Report<text:tab/><text:tab/>page <text:page-number text:select-page="current"/></text:p>
      </style:header>
      <style:footer>
        <text:p text:style-name="MP3">Team X <text:s/>YourTeamName<text:tab/><text:tab/>April 29, <text:s/>2008</text:p>
        <text:p text:style-name="MP3"><text:tab/></text:p>
      </style:footer>
    </style:master-page>
    <style:master-page style:name="Converted10" style:page-layout-name="Mpm4">
      <style:header>
        <text:p text:style-name="Header">EC463 2012 <text:s/>PDRR Report<text:tab/><text:tab/><text:page-number text:select-page="current">6</text:page-number></text:p>
      </style:header>
      <style:footer>
        <text:p text:style-name="MP2">Team X <text:s/>YourTeamName<text:tab/><text:tab/>April 29, 2008</text:p>
      </style:footer>
    </style:master-page>
    <style:master-page style:name="Converted11" style:page-layout-name="Mpm3">
      <style:header>
        <text:p text:style-name="Header">Technical Progress Report<text:tab/><text:tab/>page <text:page-number text:select-page="current"/></text:p>
      </style:header>
      <style:footer>
        <text:p text:style-name="MP3">Team X <text:s/>YourTeamName<text:tab/><text:tab/>April 29, <text:s/>2008</text:p>
        <text:p text:style-name="MP3"><text:tab/></text:p>
      </style:footer>
    </style:master-page>
    <style:master-page style:name="Converted12" style:page-layout-name="Mpm4">
      <style:header>
        <text:p text:style-name="Header">EC463 2012 <text:s/>PDRR Report<text:tab/><text:tab/><text:page-number text:select-page="current">7</text:page-number></text:p>
      </style:header>
      <style:footer>
        <text:p text:style-name="MP2">Team X <text:s/>YourTeamName<text:tab/><text:tab/>April 29, 2008</text:p>
      </style:footer>
    </style:master-page>
    <style:master-page style:name="Converted13" style:page-layout-name="Mpm3">
      <style:header>
        <text:p text:style-name="Header">Technical Progress Report<text:tab/><text:tab/>page <text:page-number text:select-page="current"/></text:p>
      </style:header>
      <style:footer>
        <text:p text:style-name="MP3">Team X <text:s/>YourTeamName<text:tab/><text:tab/>April 29, <text:s/>2008</text:p>
        <text:p text:style-name="MP3"><text:tab/></text:p>
      </style:footer>
    </style:master-page>
    <style:master-page style:name="Converted14" style:page-layout-name="Mpm4">
      <style:header>
        <text:p text:style-name="Header">EC463 2012 <text:s/>PDRR Report<text:tab/><text:tab/><text:page-number text:select-page="current">8</text:page-number></text:p>
      </style:header>
      <style:footer>
        <text:p text:style-name="MP2">Team X <text:s/>YourTeamName<text:tab/><text:tab/>April 29, 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ston University</dc:title>
    <meta:initial-creator>Alan</meta:initial-creator>
    <meta:editing-cycles>7</meta:editing-cycles>
    <meta:print-date>2005-04-14T13:13:00</meta:print-date>
    <meta:creation-date>2012-09-13T18:29:00</meta:creation-date>
    <dc:date>2012-09-30T13:49:16.98</dc:date>
    <meta:editing-duration>PT1M21S</meta:editing-duration>
    <meta:generator>OpenOffice.org/3.4.1$Win32 OpenOffice.org_project/341m1$Build-9593</meta:generator>
    <meta:document-statistic meta:table-count="0" meta:image-count="1" meta:object-count="0" meta:page-count="8" meta:paragraph-count="110" meta:word-count="1594" meta:character-count="99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DRR report 08F" xlink:href=""/>
  </office:meta>
</office:document-meta>
</file>